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16cm" fo:min-width="1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="Symmetric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style:font-name="Cambria" fo:font-size="10pt" fo:font-style="normal" style:font-size-asian="10pt" style:font-style-asian="normal" style:font-size-complex="10pt" style:font-style-complex="normal"/>
    </style:style>
    <style:style style:name="P4" style:family="paragraph">
      <loext:graphic-properties draw:fill="none" draw:fill-color="#ffffff"/>
      <style:text-properties style:font-name="Cambria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Cambria" fo:font-size="10pt" style:font-size-asian="10pt" style:font-size-complex="10pt"/>
    </style:style>
    <style:style style:name="T5" style:family="text">
      <style:text-properties style:text-position="33% 58%" style:font-name="Cambri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1cm" svg:x="5.5cm" svg:y="0cm">
          <text:p text:style-name="P1"><text:span text:style-name="T1">y(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cm" svg:x="5.5cm" svg:y="2cm">
          <text:p text:style-name="P1"><text:span text:style-name="T1">Y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1cm" svg:x="1cm" svg:y="0cm">
          <text:p text:style-name="P1"><text:span text:style-name="T1">Sistema LTI</text:span></text:p>
          <text:p text:style-name="P1"><text:span text:style-name="T1">(dominio </text:span><text:span text:style-name="T2">t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5cm" svg:y1="0.5cm" svg:x2="3cm" svg:y2="0.5cm" draw:start-shape="id1" draw:end-shape="id2" draw:end-glue-point="1" svg:d="M5500 500h-2500" svg:viewBox="0 0 2501 1">
          <text:p/>
        </draw:connector>
        <draw:connector draw:style-name="gr3" draw:text-style-name="P1" draw:layer="layout" svg:x1="1cm" svg:y1="0.5cm" svg:x2="0cm" svg:y2="0.5cm" draw:start-shape="id2" draw:start-glue-point="3" svg:d="M1000 500h-1000" svg:viewBox="0 0 1001 1">
          <text:p/>
        </draw:connector>
        <draw:connector draw:style-name="gr4" draw:text-style-name="P1" draw:layer="layout" svg:x1="8.5cm" svg:y1="0.5cm" svg:x2="7.5cm" svg:y2="0.5cm" draw:end-shape="id1" draw:end-glue-point="1" svg:d="M8500 500h-1000" svg:viewBox="0 0 1001 1">
          <text:p/>
        </draw:connector>
        <draw:frame draw:style-name="gr5" draw:text-style-name="P3" draw:layer="layout" svg:width="1.4cm" svg:height="0.662cm" svg:x="3.5cm" svg:y="-0.1cm">
          <draw:text-box>
            <text:p><text:span text:style-name="T3">O.D.E.</text:span></text:p>
          </draw:text-box>
        </draw:frame>
        <draw:frame draw:style-name="gr5" draw:text-style-name="P4" draw:layer="layout" svg:width="1.1cm" svg:height="0.662cm" svg:x="7.5cm" svg:y="-0.162cm">
          <draw:text-box>
            <text:p><text:span text:style-name="T4">y(t)</text:span></text:p>
          </draw:text-box>
        </draw:frame>
        <draw:frame draw:style-name="gr5" draw:text-style-name="P4" draw:layer="layout" svg:width="1.2cm" svg:height="0.662cm" svg:x="-0.1cm" svg:y="-0.1cm">
          <draw:text-box>
            <text:p><text:span text:style-name="T4">u(t)</text:span></text:p>
          </draw:text-box>
        </draw:frame>
        <draw:custom-shape draw:style-name="gr1" draw:text-style-name="P2" xml:id="id4" draw:id="id4" draw:layer="layout" svg:width="2cm" svg:height="1cm" svg:x="1cm" svg:y="2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5cm" svg:y1="2.5cm" svg:x2="3cm" svg:y2="2.5cm" draw:start-shape="id3" draw:start-glue-point="3" draw:end-shape="id4" draw:end-glue-point="1" svg:d="M5500 2500h-2500" svg:viewBox="0 0 2501 1">
          <text:p/>
        </draw:connector>
        <draw:frame draw:style-name="gr5" draw:text-style-name="P3" draw:layer="layout" svg:width="2.8cm" svg:height="0.662cm" svg:x="2.9cm" svg:y="1.838cm">
          <draw:text-box>
            <text:p><text:span text:style-name="T3">Y(s) = U(s)*G(s)</text:span></text:p>
          </draw:text-box>
        </draw:frame>
        <draw:connector draw:style-name="gr2" draw:text-style-name="P1" draw:layer="layout" svg:x1="2cm" svg:y1="2cm" svg:x2="2cm" svg:y2="1cm" draw:start-shape="id4" draw:start-glue-point="0" draw:end-shape="id2" draw:end-glue-point="2" svg:d="M2000 2000v-1000" svg:viewBox="0 0 1 1001">
          <text:p/>
        </draw:connector>
        <draw:frame draw:style-name="gr5" draw:text-style-name="P4" draw:layer="layout" svg:width="1.3cm" svg:height="0.662cm" svg:x="1cm" svg:y="1.1cm">
          <draw:text-box>
            <text:p><text:span text:style-name="T4">F.d.T.</text:span></text:p>
          </draw:text-box>
        </draw:frame>
        <draw:connector draw:style-name="gr2" draw:text-style-name="P1" draw:layer="layout" svg:x1="6.5cm" svg:y1="1cm" svg:x2="6.5cm" svg:y2="2cm" draw:start-shape="id1" draw:start-glue-point="2" draw:end-shape="id3" draw:end-glue-point="0" svg:d="M6500 1000v1000" svg:viewBox="0 0 1 1001">
          <text:p/>
        </draw:connector>
        <draw:frame draw:style-name="gr5" draw:text-style-name="P4" draw:layer="layout" svg:width="0.9cm" svg:height="0.662cm" svg:x="6.4cm" svg:y="1.2cm">
          <draw:text-box>
            <text:p><text:span text:style-name="T4">L</text:span><text:span text:style-name="T5">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3-25T20:55:51.150796724</dc:date>
    <meta:editing-duration>PT13M26S</meta:editing-duration>
    <meta:editing-cycles>6</meta:editing-cycles>
    <meta:generator>LibreOffice/5.4.6.2$Linux_X86_64 LibreOffice_project/40$Build-2</meta:generator>
    <meta:document-statistic meta:object-count="16"/>
  </office:meta>
</office:document-meta>
</file>